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7200000073673972DB.png"/>
  <manifest:file-entry manifest:media-type="image/png" manifest:full-path="Pictures/1000020100000072000000730A1A05AE.png"/>
  <manifest:file-entry manifest:media-type="image/png" manifest:full-path="Pictures/100002010000007200000073DE90C00B.png"/>
  <manifest:file-entry manifest:media-type="image/png" manifest:full-path="Pictures/100002010000007200000073B469881F.png"/>
  <manifest:file-entry manifest:media-type="image/png" manifest:full-path="Pictures/10000201000000720000007310053D31.png"/>
  <manifest:file-entry manifest:media-type="image/png" manifest:full-path="Pictures/1000020100000072000000731682F647.png"/>
  <manifest:file-entry manifest:media-type="image/png" manifest:full-path="Pictures/100002010000007200000073E1DCBA24.png"/>
  <manifest:file-entry manifest:media-type="image/png" manifest:full-path="Pictures/100002010000007200000073D8170B7D.png"/>
  <manifest:file-entry manifest:media-type="image/png" manifest:full-path="Pictures/10000201000000720000007362314F87.png"/>
  <manifest:file-entry manifest:media-type="image/png" manifest:full-path="Pictures/1000020100000072000000734BE6C46C.png"/>
  <manifest:file-entry manifest:media-type="image/png" manifest:full-path="Pictures/100002010000007200000073BCB8880F.png"/>
  <manifest:file-entry manifest:media-type="image/png" manifest:full-path="Pictures/100002010000007200000073DD1F3621.png"/>
  <manifest:file-entry manifest:media-type="image/png" manifest:full-path="Pictures/100002010000007200000073696FB9BD.png"/>
  <manifest:file-entry manifest:media-type="image/png" manifest:full-path="Pictures/100002010000007200000073E1FDB97B.png"/>
  <manifest:file-entry manifest:media-type="image/png" manifest:full-path="Pictures/100002010000007200000073B8ED4144.png"/>
  <manifest:file-entry manifest:media-type="image/png" manifest:full-path="Pictures/10000201000000720000007375F74A54.png"/>
  <manifest:file-entry manifest:media-type="image/png" manifest:full-path="Pictures/100002010000007200000073DB98FD57.png"/>
  <manifest:file-entry manifest:media-type="image/png" manifest:full-path="Pictures/100002010000007200000073BDE57C18.png"/>
  <manifest:file-entry manifest:media-type="image/png" manifest:full-path="Pictures/100002010000007200000073D0C60B6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fo:min-height="0.4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erif'" style:font-family-generic="roman" style:font-pitch="variable" fo:text-shadow="1pt 1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P5" style:family="paragraph">
      <style:paragraph-properties fo:text-align="end"/>
      <style:text-properties fo:font-family="'Bitstream Vera Serif'" style:font-family-generic="roman" style:font-pitch="variable" fo:font-size="9pt" fo:text-shadow="1pt 1pt" style:font-size-asian="9pt" style:font-size-complex="9pt"/>
    </style:style>
    <style:style style:name="T1" style:family="text">
      <style:text-properties fo:font-family="'Bitstream Vera Serif'" style:font-family-generic="roman" style:font-pitch="variable" fo:text-shadow="1pt 1pt"/>
    </style:style>
    <style:style style:name="T2" style:family="text"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T3" style:family="text">
      <style:text-properties fo:font-family="'Bitstream Vera Serif'" style:font-family-generic="roman" style:font-pitch="variable" fo:font-size="9pt" fo:text-shadow="1pt 1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2cm" svg:height="1.725cm" svg:x="6.2cm" svg:y="1.036cm">
          <draw:text-box>
            <text:p text:style-name="P1"><text:span text:style-name="T1">LEGEND OF GRIMROCK</text:span></text:p>
            <text:p text:style-name="P1"><text:span text:style-name="T1">MAGIC AND RUNES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1" draw:text-style-name="P2" draw:layer="layout" svg:width="3cm" svg:height="0.988cm" svg:x="1cm" svg:y="10.012cm">
          <draw:text-box>
            <text:p text:style-name="P1"><text:span text:style-name="T1">EARTH</text:span></text:p>
          </draw:text-box>
        </draw:frame>
        <draw:frame draw:style-name="gr1" draw:text-style-name="P2" draw:layer="layout" svg:width="3cm" svg:height="0.988cm" svg:x="1cm" svg:y="15cm">
          <draw:text-box>
            <text:p text:style-name="P1"><text:span text:style-name="T1">FIRE</text:span></text:p>
          </draw:text-box>
        </draw:frame>
        <draw:frame draw:style-name="gr1" draw:text-style-name="P2" draw:layer="layout" svg:width="3cm" svg:height="0.988cm" svg:x="1cm" svg:y="20cm">
          <draw:text-box>
            <text:p text:style-name="P1"><text:span text:style-name="T1">ICE</text:span></text:p>
          </draw:text-box>
        </draw:frame>
        <draw:frame draw:style-name="gr1" draw:text-style-name="P2" draw:layer="layout" svg:width="3cm" svg:height="0.988cm" svg:x="1cm" svg:y="25cm">
          <draw:text-box>
            <text:p text:style-name="P1"><text:span text:style-name="T1">SPELL</text:span></text:p>
          </draw:text-box>
        </draw:frame>
        <draw:frame draw:style-name="gr2" draw:text-style-name="P4" draw:layer="layout" svg:width="3cm" svg:height="0.664cm" svg:x="1cm" svg:y="3.3cm">
          <draw:text-box>
            <text:p text:style-name="P3"><text:span text:style-name="T2">Name:</text:span></text:p>
          </draw:text-box>
        </draw:frame>
        <draw:frame draw:style-name="gr1" draw:text-style-name="P2" draw:layer="layout" svg:width="3cm" svg:height="0.988cm" svg:x="1cm" svg:y="5cm">
          <draw:text-box>
            <text:p text:style-name="P1"><text:span text:style-name="T1">AIR</text:span></text:p>
          </draw:text-box>
        </draw:frame>
        <draw:frame draw:style-name="gr2" draw:text-style-name="P4" draw:layer="layout" svg:width="3cm" svg:height="0.664cm" svg:x="1cm" svg:y="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18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23.336cm">
          <draw:text-box>
            <text:p text:style-name="P3"><text:span text:style-name="T2">Name:</text:span></text:p>
          </draw:text-box>
        </draw:frame>
        <draw:frame draw:style-name="gr2" draw:text-style-name="P4" draw:layer="layout" svg:width="3cm" svg:height="0.664cm" svg:x="1cm" svg:y="7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2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17.036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2cm">
          <draw:text-box>
            <text:p text:style-name="P3"><text:span text:style-name="T2">Level Req:</text:span></text:p>
          </draw:text-box>
        </draw:frame>
        <draw:frame draw:style-name="gr2" draw:text-style-name="P4" draw:layer="layout" svg:width="3cm" svg:height="0.664cm" svg:x="1cm" svg:y="27cm">
          <draw:text-box>
            <text:p text:style-name="P3"><text:span text:style-name="T2">Level Req:</text:span></text:p>
          </draw:text-box>
        </draw:frame>
        <draw:frame draw:style-name="gr1" draw:text-style-name="P2" draw:layer="layout" svg:width="3cm" svg:height="0.988cm" svg:x="4cm" svg:y="7.012cm">
          <draw:text-box>
            <text:p text:style-name="P1"><text:span text:style-name="T1">4</text:span></text:p>
          </draw:text-box>
        </draw:frame>
        <draw:frame draw:style-name="gr1" draw:text-style-name="P2" draw:layer="layout" svg:width="3cm" svg:height="0.988cm" svg:x="7cm" svg:y="7cm">
          <draw:text-box>
            <text:p text:style-name="P1"><text:span text:style-name="T1">9</text:span></text:p>
          </draw:text-box>
        </draw:frame>
        <draw:frame draw:style-name="gr1" draw:text-style-name="P2" draw:layer="layout" svg:width="3cm" svg:height="0.988cm" svg:x="10cm" svg:y="7.012cm">
          <draw:text-box>
            <text:p text:style-name="P1"><text:span text:style-name="T1">14</text:span></text:p>
          </draw:text-box>
        </draw:frame>
        <draw:frame draw:style-name="gr1" draw:text-style-name="P2" draw:layer="layout" svg:width="3cm" svg:height="0.988cm" svg:x="13cm" svg:y="7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16cm" svg:y="7.012cm">
          <draw:text-box>
            <text:p text:style-name="P1"><text:span text:style-name="T1">22</text:span></text:p>
          </draw:text-box>
        </draw:frame>
        <draw:frame draw:style-name="gr1" draw:text-style-name="P2" draw:layer="layout" svg:width="3cm" svg:height="0.988cm" svg:x="4cm" svg:y="1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1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2cm">
          <draw:text-box>
            <text:p text:style-name="P1"><text:span text:style-name="T1">11</text:span></text:p>
          </draw:text-box>
        </draw:frame>
        <draw:frame draw:style-name="gr1" draw:text-style-name="P2" draw:layer="layout" svg:width="3cm" svg:height="0.988cm" svg:x="16cm" svg:y="12.01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4cm" svg:y="17.012cm">
          <draw:text-box>
            <text:p text:style-name="P1"><text:span text:style-name="T1">2</text:span></text:p>
          </draw:text-box>
        </draw:frame>
        <draw:frame draw:style-name="gr1" draw:text-style-name="P2" draw:layer="layout" svg:width="3cm" svg:height="0.988cm" svg:x="8cm" svg:y="17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17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17.012cm">
          <draw:text-box>
            <text:p text:style-name="P1"><text:span text:style-name="T1">16</text:span></text:p>
          </draw:text-box>
        </draw:frame>
        <draw:frame draw:style-name="gr1" draw:text-style-name="P2" draw:layer="layout" svg:width="3cm" svg:height="0.988cm" svg:x="4cm" svg:y="22.012cm">
          <draw:text-box>
            <text:p text:style-name="P1"><text:span text:style-name="T1">3</text:span></text:p>
          </draw:text-box>
        </draw:frame>
        <draw:frame draw:style-name="gr1" draw:text-style-name="P2" draw:layer="layout" svg:width="3cm" svg:height="0.988cm" svg:x="8cm" svg:y="22.012cm">
          <draw:text-box>
            <text:p text:style-name="P1"><text:span text:style-name="T1">7</text:span></text:p>
          </draw:text-box>
        </draw:frame>
        <draw:frame draw:style-name="gr1" draw:text-style-name="P2" draw:layer="layout" svg:width="3cm" svg:height="0.988cm" svg:x="12cm" svg:y="22cm">
          <draw:text-box>
            <text:p text:style-name="P1"><text:span text:style-name="T1">13</text:span></text:p>
          </draw:text-box>
        </draw:frame>
        <draw:frame draw:style-name="gr1" draw:text-style-name="P2" draw:layer="layout" svg:width="3cm" svg:height="0.988cm" svg:x="16cm" svg:y="22.012cm">
          <draw:text-box>
            <text:p text:style-name="P1"><text:span text:style-name="T1">19</text:span></text:p>
          </draw:text-box>
        </draw:frame>
        <draw:frame draw:style-name="gr1" draw:text-style-name="P2" draw:layer="layout" svg:width="3cm" svg:height="0.988cm" svg:x="4cm" svg:y="27cm">
          <draw:text-box>
            <text:p text:style-name="P1"><text:span text:style-name="T1">5</text:span></text:p>
          </draw:text-box>
        </draw:frame>
        <draw:frame draw:style-name="gr1" draw:text-style-name="P2" draw:layer="layout" svg:width="3cm" svg:height="0.988cm" svg:x="8cm" svg:y="27.012cm">
          <draw:text-box>
            <text:p text:style-name="P1"><text:span text:style-name="T1">5</text:span></text:p>
          </draw:text-box>
        </draw:frame>
        <draw:frame draw:style-name="gr3" draw:text-style-name="P1" draw:layer="layout" svg:width="3.016cm" svg:height="3.042cm" svg:x="4cm" svg:y="4cm">
          <draw:image xlink:href="Pictures/100002010000007200000073DD1F3621.png" xlink:type="simple" xlink:show="embed" xlink:actuate="onLoad">
            <text:p/>
          </draw:image>
        </draw:frame>
        <draw:frame draw:style-name="gr3" draw:text-style-name="P1" draw:layer="layout" svg:width="3.016cm" svg:height="3.042cm" svg:x="7cm" svg:y="4cm">
          <draw:image xlink:href="Pictures/100002010000007200000073DB98FD57.png" xlink:type="simple" xlink:show="embed" xlink:actuate="onLoad">
            <text:p/>
          </draw:image>
        </draw:frame>
        <draw:frame draw:style-name="gr3" draw:text-style-name="P1" draw:layer="layout" svg:width="3.016cm" svg:height="3.042cm" svg:x="10cm" svg:y="4cm">
          <draw:image xlink:href="Pictures/100002010000007200000073E1FDB97B.png" xlink:type="simple" xlink:show="embed" xlink:actuate="onLoad">
            <text:p/>
          </draw:image>
        </draw:frame>
        <draw:frame draw:style-name="gr3" draw:text-style-name="P1" draw:layer="layout" svg:width="3.016cm" svg:height="3.042cm" svg:x="13cm" svg:y="4cm">
          <draw:image xlink:href="Pictures/100002010000007200000073BCB8880F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4cm">
          <draw:image xlink:href="Pictures/100002010000007200000073B8ED414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9cm">
          <draw:image xlink:href="Pictures/100002010000007200000073D8170B7D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9cm">
          <draw:image xlink:href="Pictures/100002010000007200000073D0C60B6D.png" xlink:type="simple" xlink:show="embed" xlink:actuate="onLoad">
            <text:p/>
          </draw:image>
        </draw:frame>
        <draw:frame draw:style-name="gr3" draw:text-style-name="P1" draw:layer="layout" svg:width="3.016cm" svg:height="3.042cm" svg:x="11.984cm" svg:y="9cm">
          <draw:image xlink:href="Pictures/100002010000007200000073DE90C00B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9cm">
          <draw:image xlink:href="Pictures/100002010000007200000073BDE57C18.png" xlink:type="simple" xlink:show="embed" xlink:actuate="onLoad">
            <text:p/>
          </draw:image>
        </draw:frame>
        <draw:frame draw:style-name="gr3" draw:text-style-name="P1" draw:layer="layout" svg:width="3.016cm" svg:height="3.042cm" svg:x="3.984cm" svg:y="14cm">
          <draw:image xlink:href="Pictures/10000201000000720000007310053D31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3.958cm">
          <draw:image xlink:href="Pictures/1000020100000072000000731682F647.png" xlink:type="simple" xlink:show="embed" xlink:actuate="onLoad">
            <text:p/>
          </draw:image>
        </draw:frame>
        <draw:frame draw:style-name="gr3" draw:text-style-name="P1" draw:layer="layout" svg:width="3.016cm" svg:height="3.042cm" svg:x="12cm" svg:y="13.958cm">
          <draw:image xlink:href="Pictures/100002010000007200000073E1DCBA24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3.958cm">
          <draw:image xlink:href="Pictures/10000201000000720000007375F74A54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18.958cm">
          <draw:image xlink:href="Pictures/10000201000000720000007362314F87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18.958cm">
          <draw:image xlink:href="Pictures/100002010000007200000073696FB9BD.png" xlink:type="simple" xlink:show="embed" xlink:actuate="onLoad">
            <text:p/>
          </draw:image>
        </draw:frame>
        <draw:frame draw:style-name="gr3" draw:text-style-name="P1" draw:layer="layout" svg:width="3.016cm" svg:height="3.042cm" svg:x="16cm" svg:y="18.958cm">
          <draw:image xlink:href="Pictures/1000020100000072000000730A1A05AE.png" xlink:type="simple" xlink:show="embed" xlink:actuate="onLoad">
            <text:p/>
          </draw:image>
        </draw:frame>
        <draw:frame draw:style-name="gr3" draw:text-style-name="P1" draw:layer="layout" svg:width="3.016cm" svg:height="3.042cm" svg:x="4cm" svg:y="23.958cm">
          <draw:image xlink:href="Pictures/1000020100000072000000734BE6C46C.png" xlink:type="simple" xlink:show="embed" xlink:actuate="onLoad">
            <text:p/>
          </draw:image>
        </draw:frame>
        <draw:frame draw:style-name="gr3" draw:text-style-name="P1" draw:layer="layout" svg:width="3.016cm" svg:height="3.042cm" svg:x="8cm" svg:y="23.958cm">
          <draw:image xlink:href="Pictures/100002010000007200000073B469881F.png" xlink:type="simple" xlink:show="embed" xlink:actuate="onLoad">
            <text:p/>
          </draw:image>
        </draw:frame>
        <draw:frame draw:style-name="gr4" draw:text-style-name="P5" draw:layer="layout" svg:width="3cm" svg:height="1cm" svg:x="4cm" svg:y="3cm">
          <draw:text-box>
            <text:p text:style-name="P1"><text:span text:style-name="T3">Shock</text:span></text:p>
          </draw:text-box>
        </draw:frame>
        <draw:frame draw:style-name="gr4" draw:text-style-name="P5" draw:layer="layout" svg:width="3cm" svg:height="1cm" svg:x="7cm" svg:y="3cm">
          <draw:text-box>
            <text:p text:style-name="P1"><text:span text:style-name="T3">Enchant</text:span></text:p>
            <text:p text:style-name="P1"><text:span text:style-name="T3">Shock Arrow</text:span></text:p>
          </draw:text-box>
        </draw:frame>
        <draw:frame draw:style-name="gr4" draw:text-style-name="P5" draw:layer="layout" svg:width="3cm" svg:height="1cm" svg:x="10cm" svg:y="3cm">
          <draw:text-box>
            <text:p text:style-name="P1"><text:span text:style-name="T3">Lightning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3cm" svg:y="3cm">
          <draw:text-box>
            <text:p text:style-name="P1"><text:span text:style-name="T3">Invisibility</text:span></text:p>
          </draw:text-box>
        </draw:frame>
        <draw:frame draw:style-name="gr4" draw:text-style-name="P5" draw:layer="layout" svg:width="3cm" svg:height="1cm" svg:x="16cm" svg:y="3cm">
          <draw:text-box>
            <text:p text:style-name="P1"><text:span text:style-name="T3">Shock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8cm">
          <draw:text-box>
            <text:p text:style-name="P1"><text:span text:style-name="T3">Poison</text:span></text:p>
            <text:p text:style-name="P1"><text:span text:style-name="T3">Cloud</text:span></text:p>
          </draw:text-box>
        </draw:frame>
        <draw:frame draw:style-name="gr4" draw:text-style-name="P5" draw:layer="layout" svg:width="3cm" svg:height="1cm" svg:x="8cm" svg:y="8cm">
          <draw:text-box>
            <text:p text:style-name="P1"><text:span text:style-name="T3">Poison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2cm" svg:y="8cm">
          <draw:text-box>
            <text:p text:style-name="P1"><text:span text:style-name="T3">Enchant</text:span></text:p>
            <text:p text:style-name="P1"><text:span text:style-name="T3">Poison Arrow</text:span></text:p>
          </draw:text-box>
        </draw:frame>
        <draw:frame draw:style-name="gr4" draw:text-style-name="P5" draw:layer="layout" svg:width="3cm" svg:height="1cm" svg:x="16cm" svg:y="8cm">
          <draw:text-box>
            <text:p text:style-name="P1"><text:span text:style-name="T3">Poison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13cm">
          <draw:text-box>
            <text:p text:style-name="P1"><text:span text:style-name="T3">Fire</text:span></text:p>
            <text:p text:style-name="P1"><text:span text:style-name="T3">Burst</text:span></text:p>
          </draw:text-box>
        </draw:frame>
        <draw:frame draw:style-name="gr4" draw:text-style-name="P5" draw:layer="layout" svg:width="3cm" svg:height="1cm" svg:x="8cm" svg:y="13cm">
          <draw:text-box>
            <text:p text:style-name="P1"><text:span text:style-name="T3">Enchant</text:span></text:p>
            <text:p text:style-name="P1"><text:span text:style-name="T3">Fire Arrow</text:span></text:p>
          </draw:text-box>
        </draw:frame>
        <draw:frame draw:style-name="gr4" draw:text-style-name="P5" draw:layer="layout" svg:width="3cm" svg:height="1cm" svg:x="12cm" svg:y="13cm">
          <draw:text-box>
            <text:p text:style-name="P1"><text:span text:style-name="T3">Fireball</text:span></text:p>
          </draw:text-box>
        </draw:frame>
        <draw:frame draw:style-name="gr4" draw:text-style-name="P5" draw:layer="layout" svg:width="3cm" svg:height="1cm" svg:x="16cm" svg:y="13cm">
          <draw:text-box>
            <text:p text:style-name="P1"><text:span text:style-name="T3">Fire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18cm">
          <draw:text-box>
            <text:p text:style-name="P1"><text:span text:style-name="T3">Ice </text:span></text:p>
            <text:p text:style-name="P1"><text:span text:style-name="T3">Shards</text:span></text:p>
          </draw:text-box>
        </draw:frame>
        <draw:frame draw:style-name="gr4" draw:text-style-name="P5" draw:layer="layout" svg:width="3cm" svg:height="1cm" svg:x="8cm" svg:y="18cm">
          <draw:text-box>
            <text:p text:style-name="P1"><text:span text:style-name="T3">Enchant</text:span></text:p>
            <text:p text:style-name="P1"><text:span text:style-name="T3">Frost Arrow</text:span></text:p>
          </draw:text-box>
        </draw:frame>
        <draw:frame draw:style-name="gr4" draw:text-style-name="P5" draw:layer="layout" svg:width="3cm" svg:height="1cm" svg:x="12cm" svg:y="18cm">
          <draw:text-box>
            <text:p text:style-name="P1"><text:span text:style-name="T3">Frost </text:span></text:p>
            <text:p text:style-name="P1"><text:span text:style-name="T3">Bolt</text:span></text:p>
          </draw:text-box>
        </draw:frame>
        <draw:frame draw:style-name="gr4" draw:text-style-name="P5" draw:layer="layout" svg:width="3cm" svg:height="1cm" svg:x="16cm" svg:y="18cm">
          <draw:text-box>
            <text:p text:style-name="P1"><text:span text:style-name="T3">Frost</text:span></text:p>
            <text:p text:style-name="P1"><text:span text:style-name="T3">Shield</text:span></text:p>
          </draw:text-box>
        </draw:frame>
        <draw:frame draw:style-name="gr4" draw:text-style-name="P5" draw:layer="layout" svg:width="3cm" svg:height="1cm" svg:x="4cm" svg:y="23cm">
          <draw:text-box>
            <text:p text:style-name="P1"><text:span text:style-name="T3">Light</text:span></text:p>
          </draw:text-box>
        </draw:frame>
        <draw:frame draw:style-name="gr4" draw:text-style-name="P5" draw:layer="layout" svg:width="3cm" svg:height="1cm" svg:x="8cm" svg:y="23cm">
          <draw:text-box>
            <text:p text:style-name="P1"><text:span text:style-name="T3">Darkness</text:span></text:p>
          </draw:text-box>
        </draw:frame>
        <draw:frame draw:style-name="gr3" draw:text-style-name="P1" draw:layer="layout" svg:width="3.016cm" svg:height="3.042cm" svg:x="12cm" svg:y="19cm">
          <draw:image xlink:href="Pictures/100002010000007200000073673972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20:05:00.21</meta:creation-date>
    <dc:date>2012-04-22T12:20:16.86</dc:date>
    <meta:editing-duration>PT58M38S</meta:editing-duration>
    <meta:editing-cycles>8</meta:editing-cycles>
    <meta:generator>LibreOffice/3.4$Win32 LibreOffice_project/340m1$Build-502</meta:generator>
    <meta:document-statistic meta:object-count="74"/>
  </office:meta>
</office:document-meta>
</file>